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ios1" svg:font-family="Alfios"/>
    <style:font-face style:name="Helvetica" svg:font-family="Helvetica, FreeSans, 'Liberation Sans', Helmet, Arial, sans-serif"/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="0.0382in" fo:border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" fo:padding="0.0382in" fo:border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A4" style:family="table-cell">
      <style:table-cell-properties style:vertical-align="" fo:padding="0.0382in" fo:border="none"/>
    </style:style>
    <style:style style:name="Table1.B4" style:family="table-cell">
      <style:table-cell-properties style:vertical-align="" fo:background-color="transparent" fo:padding="0.0382in" fo:border-left="0.05pt solid #000000" fo:border-right="none" fo:border-top="none" fo:border-bottom="none" style:writing-mode="page">
        <style:background-image/>
      </style:table-cell-properties>
    </style:style>
    <style:style style:name="Table1.A5" style:family="table-cell">
      <style:table-cell-properties style:vertical-align="" fo:padding="0.0382in" fo:border="none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none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" fo:padding="0.0382in" fo:border="none"/>
    </style:style>
    <style:style style:name="Table1.B8" style:family="table-cell">
      <style:table-cell-properties fo:padding="0.0382in" fo:border-left="0.05pt solid #000000" fo:border-right="none" fo:border-top="none" fo:border-bottom="none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" fo:padding="0.0382in" fo:border="none"/>
    </style:style>
    <style:style style:name="Table1.B9" style:family="table-cell">
      <style:table-cell-properties fo:padding="0.0382in" fo:border-left="0.05pt solid #000000" fo:border-right="none" fo:border-top="none" fo:border-bottom="none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" fo:padding="0.0382in" fo:border="none"/>
    </style:style>
    <style:style style:name="Table1.B10" style:family="table-cell">
      <style:table-cell-properties fo:padding="0.0382in" fo:border-left="0.05pt solid #000000" fo:border-right="none" fo:border-top="none" fo:border-bottom="none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" fo:padding="0.0382in" fo:border="none"/>
    </style:style>
    <style:style style:name="Table1.B11" style:family="table-cell">
      <style:table-cell-properties fo:padding="0.0382in" fo:border-left="0.05pt solid #000000" fo:border-right="none" fo:border-top="none" fo:border-bottom="none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" fo:padding="0.0382in" fo:border="none"/>
    </style:style>
    <style:style style:name="Table1.B12" style:family="table-cell">
      <style:table-cell-properties fo:padding="0.0382in" fo:border-left="0.05pt solid #000000" fo:border-right="none" fo:border-top="none" fo:border-bottom="none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middle" fo:padding="0.0382in" fo:border="none"/>
    </style:style>
    <style:style style:name="Table1.B13" style:family="table-cell">
      <style:table-cell-properties fo:padding="0.0382in" fo:border="none"/>
    </style:style>
    <style:style style:name="Table1.B14" style:family="table-cell">
      <style:table-cell-properties fo:padding="0.0382in" fo:border-left="0.05pt solid #000000" fo:border-right="none" fo:border-top="none" fo:border-bottom="none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" fo:padding="0.0382in" fo:border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" fo:padding="0.0382in" fo:border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" fo:padding="0.0382in" fo:border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" fo:padding="0.0382in" fo:border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" fo:padding="0.0382in" fo:border="none"/>
    </style:style>
    <style:style style:name="Table1.B19" style:family="table-cell">
      <style:table-cell-properties fo:padding="0.0382in" fo:border-left="0.05pt solid #000000" fo:border-right="none" fo:border-top="none" fo:border-bottom="none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" fo:padding="0.0382in" fo:border="none"/>
    </style:style>
    <style:style style:name="Table1.B20" style:family="table-cell">
      <style:table-cell-properties fo:padding="0.0382in" fo:border-left="0.05pt solid #000000" fo:border-right="none" fo:border-top="none" fo:border-bottom="none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" fo:padding="0.0382in" fo:border="none"/>
    </style:style>
    <style:style style:name="Table1.B21" style:family="table-cell">
      <style:table-cell-properties fo:padding="0.0382in" fo:border-left="0.05pt solid #000000" fo:border-right="none" fo:border-top="none" fo:border-bottom="none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" fo:padding="0.0382in" fo:border="none"/>
    </style:style>
    <style:style style:name="Table1.B22" style:family="table-cell">
      <style:table-cell-properties fo:padding="0.0382in" fo:border-left="0.05pt solid #000000" fo:border-right="none" fo:border-top="none" fo:border-bottom="none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" fo:padding="0.0382in" fo:border="none"/>
    </style:style>
    <style:style style:name="Table1.B23" style:family="table-cell">
      <style:table-cell-properties fo:padding="0.0382in" fo:border-left="0.05pt solid #000000" fo:border-right="none" fo:border-top="none" fo:border-bottom="none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" fo:padding="0.0382in" fo:border="none"/>
    </style:style>
    <style:style style:name="Table1.B24" style:family="table-cell">
      <style:table-cell-properties fo:padding="0.0382in" fo:border-left="0.05pt solid #000000" fo:border-right="none" fo:border-top="none" fo:border-bottom="none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" fo:padding="0.0382in" fo:border="none"/>
    </style:style>
    <style:style style:name="Table1.B25" style:family="table-cell">
      <style:table-cell-properties fo:padding="0.0382in" fo:border="none"/>
    </style:style>
    <style:style style:name="Table1.A26" style:family="table-cell">
      <style:table-cell-properties style:vertical-align="" fo:background-color="transparent" fo:padding="0.0382in" fo:border-left="none" fo:border-right="0.05pt solid #000000" fo:border-top="none" fo:border-bottom="none" style:writing-mode="page">
        <style:background-image/>
      </style:table-cell-properties>
    </style:style>
    <style:style style:name="Table1.B26" style:family="table-cell">
      <style:table-cell-properties fo:padding="0.0382in" fo:border="none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" fo:padding="0.0382in" fo:border-left="none" fo:border-right="0.05pt solid #000000" fo:border-top="none" fo:border-bottom="none"/>
    </style:style>
    <style:style style:name="Table1.B27" style:family="table-cell">
      <style:table-cell-properties fo:padding="0.0382in" fo:border="none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" fo:padding="0.0382in" fo:border-left="none" fo:border-right="0.05pt solid #000000" fo:border-top="none" fo:border-bottom="none"/>
    </style:style>
    <style:style style:name="Table1.B28" style:family="table-cell">
      <style:table-cell-properties fo:padding="0.0382in" fo:border="none"/>
    </style:style>
    <style:style style:name="Table1.29" style:family="table-row">
      <style:table-row-properties fo:keep-together="always"/>
    </style:style>
    <style:style style:name="Table1.A29" style:family="table-cell">
      <style:table-cell-properties style:vertical-align="middle" fo:padding="0.0382in" fo:border="none"/>
    </style:style>
    <style:style style:name="Table1.B29" style:family="table-cell">
      <style:table-cell-properties fo:padding="0.0382in" fo:border="none"/>
    </style:style>
    <style:style style:name="Table1.A30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30" style:family="table-cell">
      <style:table-cell-properties fo:padding="0.0382in" fo:border-left="0.05pt solid #000000" fo:border-right="none" fo:border-top="none" fo:border-bottom="none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middle" fo:padding="0.0382in" fo:border="none"/>
    </style:style>
    <style:style style:name="Table1.B31" style:family="table-cell">
      <style:table-cell-properties fo:padding="0.0382in" fo:border="none"/>
    </style:style>
    <style:style style:name="Table1.B32" style:family="table-cell">
      <style:table-cell-properties fo:padding="0.0382in" fo:border-left="0.05pt solid #000000" fo:border-right="none" fo:border-top="none" fo:border-bottom="none"/>
    </style:style>
    <style:style style:name="Table1.33" style:family="table-row">
      <style:table-row-properties fo:keep-together="always"/>
    </style:style>
    <style:style style:name="Table1.A33" style:family="table-cell">
      <style:table-cell-properties style:vertical-align="" fo:padding="0.0382in" fo:border="none"/>
    </style:style>
    <style:style style:name="Table1.B33" style:family="table-cell">
      <style:table-cell-properties fo:padding="0.0382in" fo:border-left="0.05pt solid #000000" fo:border-right="none" fo:border-top="none" fo:border-bottom="none"/>
    </style:style>
    <style:style style:name="Table1.34" style:family="table-row">
      <style:table-row-properties fo:keep-together="always"/>
    </style:style>
    <style:style style:name="Table1.A34" style:family="table-cell">
      <style:table-cell-properties style:vertical-align="" fo:padding="0.0382in" fo:border="none"/>
    </style:style>
    <style:style style:name="Table1.B34" style:family="table-cell">
      <style:table-cell-properties fo:padding="0.0382in" fo:border-left="0.05pt solid #000000" fo:border-right="none" fo:border-top="none" fo:border-bottom="none"/>
    </style:style>
    <style:style style:name="Table1.35" style:family="table-row">
      <style:table-row-properties fo:keep-together="always"/>
    </style:style>
    <style:style style:name="Table1.A35" style:family="table-cell">
      <style:table-cell-properties style:vertical-align="" fo:padding="0.0382in" fo:border="none"/>
    </style:style>
    <style:style style:name="Table1.B35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Arial Black" fo:font-size="12pt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Times New Roman" fo:font-size="10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Alfios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lfios" fo:font-size="11pt" officeooo:rsid="0038b027" officeooo:paragraph-rsid="0038b027" style:font-name-asian="BAAAAA+TimesNewRomanPS-ItalicMT" style:font-size-asian="11pt" style:font-name-complex="BAAAAA+TimesNewRomanPS-ItalicM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Candara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.5pt" style:font-style-asian="italic" style:font-weight-asian="bold" style:font-name-complex="BAAAAA+TimesNewRomanPS-ItalicMT" style:font-size-complex="12pt" style:font-style-complex="italic" style:font-weight-complex="bold"/>
    </style:style>
    <style:style style:name="P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Candar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style:font-name="Candara" fo:font-size="8pt" fo:font-style="italic" style:font-size-asian="10.5pt" style:font-style-asian="italic" style:font-size-complex="12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style:font-name="Candara" fo:font-size="10pt" fo:font-style="italic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20" style:family="paragraph" style:parent-style-name="Standard">
      <style:paragraph-properties fo:text-align="center" style:justify-single-word="false"/>
      <style:text-properties fo:color="#000000" style:font-name="Atavyros" fo:font-size="30pt" fo:font-style="normal" fo:font-weight="normal" style:font-name-asian="BAAAAA+TimesNewRomanPS-ItalicMT" style:font-size-asian="19.25pt" style:font-style-asian="normal" style:font-weight-asian="normal" style:font-name-complex="BAAAAA+TimesNewRomanPS-ItalicMT" style:font-size-complex="22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7309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8b027" officeooo:paragraph-rsid="0038b02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/>
      <style:text-properties fo:color="#000000" style:font-name="Alfios1"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00" style:font-name="Alfios1" fo:font-size="10pt" officeooo:rsid="002975ea" officeooo:paragraph-rsid="002975ea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000000" style:font-name="Alfios1"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Candara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lfios1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1" fo:font-size="10pt" fo:font-style="normal" officeooo:paragraph-rsid="00373097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lfios1" fo:font-size="10pt" style:font-name-asian="BAAAAA+TimesNewRomanPS-ItalicMT" style:font-size-asian="10pt" style:font-name-complex="BAAAAA+TimesNewRomanPS-ItalicM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lfios1" fo:font-size="10pt" officeooo:paragraph-rsid="0010d92c" style:font-name-asian="BAAAAA+TimesNewRomanPS-ItalicMT" style:font-size-asian="10pt" style:font-name-complex="BAAAAA+TimesNewRomanPS-ItalicM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lfios1" fo:font-size="10pt" officeooo:paragraph-rsid="000eacfd" style:font-name-asian="BAAAAA+TimesNewRomanPS-ItalicMT" style:font-size-asian="10pt" style:font-name-complex="BAAAAA+TimesNewRomanPS-ItalicM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lfios1" fo:font-size="10pt" officeooo:paragraph-rsid="0038b027" style:font-name-asian="BAAAAA+TimesNewRomanPS-ItalicMT" style:font-size-asian="10pt" style:font-name-complex="BAAAAA+TimesNewRomanPS-ItalicM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lfios1" fo:font-size="10pt" officeooo:rsid="002fa1d0" officeooo:paragraph-rsid="002fa1d0" style:font-name-asian="BAAAAA+TimesNewRomanPS-ItalicMT" style:font-size-asian="10pt" style:font-name-complex="BAAAAA+TimesNewRomanPS-ItalicM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lfios1" fo:font-size="10pt" officeooo:rsid="001b373d" officeooo:paragraph-rsid="001b373d" style:font-name-asian="BAAAAA+TimesNewRomanPS-ItalicMT" style:font-size-asian="10pt" style:font-name-complex="BAAAAA+TimesNewRomanPS-ItalicM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lfios1" fo:font-size="10pt" fo:font-style="italic" style:font-size-asian="10pt" style:font-style-asian="italic" style:font-size-complex="10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lfios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Alfios1"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lfios1" fo:font-size="10pt" officeooo:rsid="003b368c" officeooo:paragraph-rsid="003b368c" style:font-size-asian="10pt" style:font-size-complex="10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color="#000000" style:font-name="Alfios"/>
    </style:style>
    <style:style style:name="T3" style:family="text">
      <style:text-properties fo:color="#000000" style:font-name="Alfios" fo:font-size="11pt" style:font-size-asian="11pt" style:font-size-complex="11pt"/>
    </style:style>
    <style:style style:name="T4" style:family="text">
      <style:text-properties fo:color="#000000" style:font-name="Alfios" fo:font-size="10pt" style:font-size-asian="10pt" style:font-size-complex="10pt"/>
    </style:style>
    <style:style style:name="T5" style:family="text">
      <style:text-properties fo:color="#000000" style:font-name="Candara" fo:font-size="8pt" fo:font-style="italic" style:font-name-asian="BAAAAA+TimesNewRomanPS-ItalicMT" style:font-style-asian="italic" style:font-name-complex="BAAAAA+TimesNewRomanPS-ItalicMT" style:font-style-complex="italic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style:font-name="Alfios1"/>
    </style:style>
    <style:style style:name="T8" style:family="text">
      <style:text-properties fo:color="#000000" style:font-name="Alfios1" fo:font-size="10pt" style:font-size-asian="10pt" style:font-size-complex="10pt"/>
    </style:style>
    <style:style style:name="T9" style:family="text">
      <style:text-properties style:text-underline-style="none"/>
    </style:style>
    <style:style style:name="T10" style:family="text">
      <style:text-properties officeooo:rsid="000eacfd"/>
    </style:style>
    <style:style style:name="T11" style:family="text">
      <style:text-properties officeooo:rsid="0013f729"/>
    </style:style>
    <style:style style:name="T12" style:family="text">
      <style:text-properties style:font-name="Alfios"/>
    </style:style>
    <style:style style:name="T13" style:family="text">
      <style:text-properties style:font-name="Alfios" fo:font-size="11pt" style:font-size-asian="11pt" style:font-size-complex="11pt"/>
    </style:style>
    <style:style style:name="T14" style:family="text">
      <style:text-properties style:font-name="Alfios" fo:font-style="normal" officeooo:rsid="003a906d" style:font-style-asian="normal" style:font-style-complex="normal"/>
    </style:style>
    <style:style style:name="T15" style:family="text">
      <style:text-properties style:font-name="Alfios" fo:font-size="10pt" style:font-size-asian="10pt" style:font-size-complex="10pt"/>
    </style:style>
    <style:style style:name="T16" style:family="text">
      <style:text-properties officeooo:rsid="001684cd"/>
    </style:style>
    <style:style style:name="T17" style:family="text">
      <style:text-properties officeooo:rsid="00170bef"/>
    </style:style>
    <style:style style:name="T18" style:family="text">
      <style:text-properties officeooo:rsid="00179d8f"/>
    </style:style>
    <style:style style:name="T19" style:family="text">
      <style:text-properties officeooo:rsid="001ba5ac"/>
    </style:style>
    <style:style style:name="T20" style:family="text">
      <style:text-properties officeooo:rsid="00212911"/>
    </style:style>
    <style:style style:name="T21" style:family="text">
      <style:text-properties officeooo:rsid="00223aeb"/>
    </style:style>
    <style:style style:name="T22" style:family="text">
      <style:text-properties officeooo:rsid="0023da95"/>
    </style:style>
    <style:style style:name="T23" style:family="text">
      <style:text-properties officeooo:rsid="0025cd70"/>
    </style:style>
    <style:style style:name="T24" style:family="text">
      <style:text-properties officeooo:rsid="00261fc2"/>
    </style:style>
    <style:style style:name="T25" style:family="text">
      <style:text-properties fo:font-style="normal" officeooo:rsid="003a906d" style:font-style-asian="normal" style:font-style-complex="normal"/>
    </style:style>
    <style:style style:name="T26" style:family="text">
      <style:text-properties officeooo:rsid="002dfc72"/>
    </style:style>
    <style:style style:name="T27" style:family="text">
      <style:text-properties officeooo:rsid="00365abf"/>
    </style:style>
    <style:style style:name="T28" style:family="text">
      <style:text-properties officeooo:rsid="00373097"/>
    </style:style>
    <style:style style:name="T29" style:family="text">
      <style:text-properties officeooo:rsid="0038b027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font-name="Alfios1"/>
    </style:style>
    <style:style style:name="T32" style:family="text">
      <style:text-properties style:font-name="Alfios1" fo:font-size="10pt" style:font-size-asian="10pt" style:font-size-complex="10pt"/>
    </style:style>
    <style:style style:name="T33" style:family="text">
      <style:text-properties style:font-name="Alfios1" fo:font-style="normal" officeooo:rsid="003a906d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lexei Znamensky</text:p>
      <text:p text:style-name="P19">Curriculum Vitæ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Contato</text:p>
          </table:table-cell>
          <table:table-cell table:style-name="Table1.B34" office:value-type="string">
            <text:p text:style-name="P27"/>
          </table:table-cell>
        </table:table-row>
        <table:table-row table:style-name="Table1.2">
          <table:table-cell table:style-name="Table1.A5" office:value-type="string">
            <text:p text:style-name="P7">Telefone Celular</text:p>
          </table:table-cell>
          <table:table-cell table:style-name="Table1.B34" office:value-type="string">
            <text:p text:style-name="P28">+5<text:span text:style-name="T29">5 19 997.541.711</text:span></text:p>
          </table:table-cell>
        </table:table-row>
        <table:table-row table:style-name="Table1.3">
          <table:table-cell table:style-name="Table1.A5" office:value-type="string">
            <text:p text:style-name="P7">E-mail</text:p>
          </table:table-cell>
          <table:table-cell table:style-name="Table1.B34" office:value-type="string">
            <text:p text:style-name="P2"><text:a xlink:type="simple" xlink:href="mailto:russoz@gmail.com" text:style-name="Internet_20_link" text:visited-style-name="Visited_20_Internet_20_Link"><text:span text:style-name="T32">russoz@gmail.com</text:span></text:a></text:p>
          </table:table-cell>
        </table:table-row>
        <table:table-row table:style-name="Table1.1">
          <table:table-cell table:style-name="Table1.A5" office:value-type="string">
            <text:p text:style-name="P7">LinkedIn</text:p>
          </table:table-cell>
          <table:table-cell table:style-name="Table1.B4" office:value-type="string">
            <text:p text:style-name="P41"><text:a xlink:type="simple" xlink:href="https://br.linkedin.com/in/alexeiz" text:style-name="Internet_20_link" text:visited-style-name="Visited_20_Internet_20_Link">https://br.linkedin.com/in/alexeiz</text:a></text:p>
          </table:table-cell>
        </table:table-row>
        <table:table-row table:style-name="Table1.1">
          <table:table-cell table:style-name="Table1.A5" office:value-type="string">
            <text:p text:style-name="P38">Facebook</text:p>
          </table:table-cell>
          <table:table-cell table:style-name="Table1.B4" office:value-type="string">
            <text:p text:style-name="P39"><text:a xlink:type="simple" xlink:href="https://www.facebook.com/alexei.znamensky" text:style-name="Internet_20_link" text:visited-style-name="Visited_20_Internet_20_Link"><text:span text:style-name="T33">https://www.facebook.com/alexei.znamensky</text:span></text:a></text:p>
          </table:table-cell>
        </table:table-row>
        <table:table-row table:style-name="Table1.6">
          <table:table-cell table:style-name="Table1.A31" office:value-type="string">
            <text:p text:style-name="P1"/>
          </table:table-cell>
          <table:table-cell table:style-name="Table1.B31" office:value-type="string">
            <text:p text:style-name="P40"/>
          </table:table-cell>
        </table:table-row>
        <table:table-row table:style-name="Table1.1">
          <table:table-cell table:style-name="Table1.A7" office:value-type="string">
            <text:p text:style-name="P3">Competências</text:p>
          </table:table-cell>
          <table:table-cell table:style-name="Table1.B34" office:value-type="string">
            <text:p text:style-name="P27"/>
          </table:table-cell>
        </table:table-row>
        <table:table-row table:style-name="Table1.8">
          <table:table-cell table:style-name="Table1.A8" office:value-type="string">
            <text:p text:style-name="P7">Gestão de Processos</text:p>
          </table:table-cell>
          <table:table-cell table:style-name="Table1.B34" office:value-type="string">
            <text:p text:style-name="P27">Levantamento de Processos de Negócio para Automatização</text:p>
            <text:p text:style-name="P27">Implementação de soluções BPM</text:p>
            <text:p text:style-name="P27">Implantação de soluções BPM utilizando suíte IBM BPM</text:p>
          </table:table-cell>
        </table:table-row>
        <table:table-row table:style-name="Table1.9">
          <table:table-cell table:style-name="Table1.A12" office:value-type="string">
            <text:p text:style-name="P7">Administração de Sistemas</text:p>
          </table:table-cell>
          <table:table-cell table:style-name="Table1.B34" office:value-type="string">
            <text:p text:style-name="P27">Instalação, configuração e administração de <text:span text:style-name="T11">produtos IBM, incluindo </text:span>Business Process Manager v7.5.x, WebSphere Application Server v5.x, v6.x &amp; v7, WebSphere Portal Server v6.0 e v6.1, DB2 Enterprise Server v8 e v9.x em Unix/Linux</text:p>
            <text:p text:style-name="P27">Experiência em levantamento e ajuste de desempenho</text:p>
            <text:p text:style-name="P27">Experiência em administração Unix/Linux desde 1995</text:p>
          </table:table-cell>
        </table:table-row>
        <table:table-row table:style-name="Table1.10">
          <table:table-cell table:style-name="Table1.A12" office:value-type="string">
            <text:p text:style-name="P7">Desenvolvimento</text:p>
          </table:table-cell>
          <table:table-cell table:style-name="Table1.B34" office:value-type="string">
            <text:p text:style-name="P23">Sólida base em Orientação a Objetos</text:p>
            <text:p text:style-name="P27">Experiência com a plataforma Java 2 desde 1999</text:p>
            <text:p text:style-name="P27">Plataforma J2EE <text:span text:style-name="T22">desde 2000</text:span></text:p>
            <text:p text:style-name="P27"><text:span text:style-name="T23">Boas Práticas, </text:span>Componentes, Design-Patterns</text:p>
            <text:p text:style-name="P27">Experiência em ferramentas de SCM</text:p>
          </table:table-cell>
        </table:table-row>
        <table:table-row table:style-name="Table1.11">
          <table:table-cell table:style-name="Table1.A12" office:value-type="string">
            <text:p text:style-name="P7">Treinamento</text:p>
          </table:table-cell>
          <table:table-cell table:style-name="Table1.B34" office:value-type="string">
            <text:p text:style-name="P27">Experiência <text:span text:style-name="T24">em ministrar treinamentos técnicos </text:span>desde 1998</text:p>
            <text:p text:style-name="P27">Elaboração de material de treinamento</text:p>
          </table:table-cell>
        </table:table-row>
        <table:table-row table:style-name="Table1.12">
          <table:table-cell table:style-name="Table1.A12" office:value-type="string">
            <text:p text:style-name="P7">Idiomas</text:p>
          </table:table-cell>
          <table:table-cell table:style-name="Table1.B34" office:value-type="string">
            <text:p text:style-name="P24">Português: Fluente (nativo)</text:p>
            <text:p text:style-name="P23">Inglês: Fluente (leitura, escrita, conversação)</text:p>
            <text:p text:style-name="P27">Espanhol: <text:span text:style-name="T29">Avançado</text:span> (leitura, <text:span text:style-name="T10">escrita, conversação</text:span>)</text:p>
            <text:p text:style-name="P27">Alemão: Iniciante (leitura, conversação)</text:p>
            <text:p text:style-name="P27">Francês: Iniciante (leitura)</text:p>
          </table:table-cell>
        </table:table-row>
        <table:table-row table:style-name="Table1.13">
          <table:table-cell table:style-name="Table1.A13" office:value-type="string">
            <text:p text:style-name="P7"/>
          </table:table-cell>
          <table:table-cell table:style-name="Table1.B13" office:value-type="string">
            <text:p text:style-name="P23"/>
            <text:p text:style-name="P23"/>
          </table:table-cell>
        </table:table-row>
        <table:table-row table:style-name="Table1.1">
          <table:table-cell table:style-name="Table1.A7" office:value-type="string">
            <text:p text:style-name="P3">Experiência Profissional</text:p>
          </table:table-cell>
          <table:table-cell table:style-name="Table1.B34" office:value-type="string">
            <text:p text:style-name="P27"/>
          </table:table-cell>
        </table:table-row>
        <table:table-row table:style-name="Table1.15">
          <table:table-cell table:style-name="Table1.A25" office:value-type="string">
            <text:p text:style-name="P8"><text:span text:style-name="T19">M</text:span>ovile</text:p>
            <text:p text:style-name="P21">Reliability Manager</text:p>
            <text:p text:style-name="P22">Campinas, SP (Mai/2016 - atual)</text:p>
            <text:p text:style-name="P21">Buenos Aires, Argentina (Jun/2014 – <text:span text:style-name="T29">Mai/2016</text:span>)</text:p>
            <text:p text:style-name="P11"/>
            <text:p text:style-name="P11">Gerente de Suporte à Produção</text:p>
            <text:p text:style-name="P13">Campinas, SP (Out/2012 – <text:span text:style-name="T28">Jun/2014</text:span>)</text:p>
          </table:table-cell>
          <table:table-cell table:style-name="Table1.B34" office:value-type="string">
            <text:p text:style-name="P30">Responsável <text:span text:style-name="T19">pelo</text:span> time de <text:span text:style-name="T10">Suporte à Produção, com 10 pessoas e um serviço externo para atendimento 24x7. O escopo de atuação do time inclui (mas não se limita a) suporte e monitoração das plataformas, aplicações e bancos de dados da empresa, em um ambiente que envia cerca de 50 milhões de mensagens SMS/dia, e realiza cerca de 100 milhões de transações de tarifação/dia.</text:span></text:p>
            <text:p text:style-name="P31"><text:span text:style-name="T10">Re-estruturação e automação da área, trazendo maior visibilidade e eficiência à mesma, alcançando</text:span> um patamar <text:span text:style-name="T27">mais elevado </text:span>de qualidade em serviços e processos.</text:p>
          </table:table-cell>
        </table:table-row>
        <text:soft-page-break/>
        <table:table-row table:style-name="Table1.16">
          <table:table-cell table:style-name="Table1.A25" office:value-type="string">
            <text:p text:style-name="P8">IBM do Brasil</text:p>
            <text:p text:style-name="P11">Especialista em TI Sênior</text:p>
            <text:p text:style-name="P13">São Paulo, SP (Mar/2011 – Set/2012)</text:p>
          </table:table-cell>
          <table:table-cell table:style-name="Table1.B34" office:value-type="string">
            <text:p text:style-name="P29">Consultor BPM/Especialista WebSphere para diversos clientes, primariamente em soluções BPM baseadas no IBM Business Process Manager e no WebSphere Application Server que o suporta: desde instalação, configuração e análises de desempenho, até resolução de problemas junto com os times de infraestrutura dos clientes.</text:p>
          </table:table-cell>
        </table:table-row>
        <table:table-row table:style-name="Table1.17">
          <table:table-cell table:style-name="Table1.A25" office:value-type="string">
            <text:p text:style-name="P9">Cognizant Tech Solutions</text:p>
            <text:p text:style-name="P12">Senior Support Analyst</text:p>
            <text:p text:style-name="P13">São Paulo, SP (Nov/2009 – Mar/2011)</text:p>
          </table:table-cell>
          <table:table-cell table:style-name="Table1.B34" office:value-type="string">
            <text:p text:style-name="P29">Alocado em tempo integral na Avon Cosméticos do Brasil.</text:p>
            <text:p text:style-name="P29">Administrador de <text:span text:style-name="T18">IBM WAS</text:span> v5, 6 e 7, em diferentes ambientes: Solaris, AIX, Linux &amp; Windows.</text:p>
            <text:p text:style-name="P29">Suporte a time de desenvolvimento onshore, near-shore e off-shore.</text:p>
            <text:p text:style-name="P29">Administração Linux e AIX.</text:p>
          </table:table-cell>
        </table:table-row>
        <table:table-row table:style-name="Table1.18">
          <table:table-cell table:style-name="Table1.A25" office:value-type="string">
            <text:p text:style-name="P8">IBM do Brasil</text:p>
            <text:p text:style-name="P11">Especialista em TI Sênior</text:p>
            <text:p text:style-name="P11">Hortolândia, SP (Abr/2005 – Nov/2009)</text:p>
          </table:table-cell>
          <table:table-cell table:style-name="Table1.B34" office:value-type="string">
            <text:p text:style-name="P32">Suporte a desenvolvimento em projetos off-shore nível 3 para aplicações <text:span text:style-name="T29">em</text:span> <text:span text:style-name="T18">IBM WAS </text:span>v5.x, v6.x, v7; Portal Server v6.<text:span text:style-name="T26">x, interagindo com times no Brasil, nos EUA, India e Europa. Admin Team Lead.</text:span></text:p>
            <text:p text:style-name="P33">Referência local em WAS (cerca de 300+ pessoas)</text:p>
          </table:table-cell>
        </table:table-row>
        <table:table-row table:style-name="Table1.19">
          <table:table-cell table:style-name="Table1.A25" office:value-type="string">
            <text:p text:style-name="P8">Elosoft Informática LTDA</text:p>
            <text:p text:style-name="P11">Consultor J2EE</text:p>
            <text:p text:style-name="P11">Blumenau, SC (Mai/2004 – Abr/2005)</text:p>
          </table:table-cell>
          <table:table-cell table:style-name="Table1.B34" office:value-type="string">
            <text:p text:style-name="P29">Desenvolvimento de sistema J2EE utilizando tecnologia MDA</text:p>
          </table:table-cell>
        </table:table-row>
        <table:table-row table:style-name="Table1.20">
          <table:table-cell table:style-name="Table1.A25" office:value-type="string">
            <text:p text:style-name="P8">Instituto Brasileiro de</text:p>
            <text:p text:style-name="P8">Tecnologia Avançada (IBTA)</text:p>
            <text:p text:style-name="P11">Gerente de Programa de Formação</text:p>
            <text:p text:style-name="P11">São Paulo, SP (Dez/2002 – Mai/2004)</text:p>
          </table:table-cell>
          <table:table-cell table:style-name="Table1.B34" office:value-type="string">
            <text:p text:style-name="P32">Coordenador <text:span text:style-name="T29">e instrutor dos cursos </text:span>de Linux (parceria Conectiva), Java (parceria Sun), e-business (parceria IBM, incluindo WebSphere).</text:p>
            <text:p text:style-name="P29">Conteudista Java e Linux.</text:p>
          </table:table-cell>
        </table:table-row>
        <table:table-row table:style-name="Table1.21">
          <table:table-cell table:style-name="Table1.A25" office:value-type="string">
            <text:p text:style-name="P8">Spectrum Engenharia LTDA</text:p>
            <text:p text:style-name="P11">Analista Pleno</text:p>
            <text:p text:style-name="P11">São Paulo, SP (Abr/2001 - Nov/2001)</text:p>
          </table:table-cell>
          <table:table-cell table:style-name="Table1.B34" office:value-type="string">
            <text:p text:style-name="P29">Integração de sistemas Open-Source para revenda.</text:p>
            <text:p text:style-name="P29">Desenvolvimento J2EE, em plataforma WebLogic.</text:p>
          </table:table-cell>
        </table:table-row>
        <table:table-row table:style-name="Table1.22">
          <table:table-cell table:style-name="Table1.A25" office:value-type="string">
            <text:p text:style-name="P8">SQA</text:p>
            <text:p text:style-name="P11">Programador J2EE</text:p>
            <text:p text:style-name="P11">São Paulo, SP (Abr/2000 – Mar/2001)</text:p>
          </table:table-cell>
          <table:table-cell table:style-name="Table1.B34" office:value-type="string">
            <text:p text:style-name="P29">Desenvolvimento de soluções J2EE utilizando</text:p>
            <text:p text:style-name="P29">plataforma Inprise (atual Borland)</text:p>
          </table:table-cell>
        </table:table-row>
        <table:table-row table:style-name="Table1.23">
          <table:table-cell table:style-name="Table1.A25" office:value-type="string">
            <text:p text:style-name="P8">Luz Engenharia Financeira</text:p>
            <text:p text:style-name="P11">Programador Delphi e Java</text:p>
            <text:p text:style-name="P11">São Paulo, SP (Out/1999 – Mar/2000)</text:p>
          </table:table-cell>
          <table:table-cell table:style-name="Table1.B34" office:value-type="string">
            <text:p text:style-name="P29">Desenvolvimento <text:span text:style-name="T18">em</text:span> sistema de análise de risco para</text:p>
            <text:p text:style-name="P29">mercado financeiro.</text:p>
          </table:table-cell>
        </table:table-row>
        <table:table-row table:style-name="Table1.24">
          <table:table-cell table:style-name="Table1.A25" office:value-type="string">
            <text:p text:style-name="P8">Laboratório de Sistemas</text:p>
            <text:p text:style-name="P8">Integráveis (LSI-EPUSP)</text:p>
            <text:p text:style-name="P15">Administrador de Sistemas</text:p>
            <text:p text:style-name="P11">São Paulo-SP (Fev/1994 – Out/1999)</text:p>
          </table:table-cell>
          <table:table-cell table:style-name="Table1.B34" office:value-type="string">
            <text:p text:style-name="P29">Administrador de Sistemas, Redes e Segurança, ambientes Solaris, IRIX, AIX, Linux.</text:p>
            <text:p text:style-name="P29">Instrutor de Unix</text:p>
            <text:p text:style-name="P29">Estagiário – <text:span text:style-name="T17">S</text:span>istemas de <text:span text:style-name="T17">Processamento P</text:span>aralel<text:span text:style-name="T17">o</text:span></text:p>
          </table:table-cell>
        </table:table-row>
        <table:table-row table:style-name="Table1.25">
          <table:table-cell table:style-name="Table1.A25" office:value-type="string">
            <text:p text:style-name="P10"/>
          </table:table-cell>
          <table:table-cell table:style-name="Table1.B31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3">Comunidades</text:p>
          </table:table-cell>
          <table:table-cell table:style-name="Table1.B31" office:value-type="string">
            <text:p text:style-name="P35"/>
          </table:table-cell>
        </table:table-row>
        <table:table-row table:style-name="Table1.27">
          <table:table-cell table:style-name="Table1.A28" office:value-type="string">
            <text:p text:style-name="P8">Sociedade de Usuários Java (SouJava)</text:p>
            <text:p text:style-name="P1"><text:a xlink:type="simple" xlink:href="http://www.soujava.org.br/" text:style-name="Internet_20_link" text:visited-style-name="Visited_20_Internet_20_Link"><text:span text:style-name="T5">http://www.soujava.org.br/</text:span></text:a></text:p>
            <text:p text:style-name="P11">São Paulo, SP (<text:span text:style-name="T21">desde </text:span>Out/1998)</text:p>
          </table:table-cell>
          <table:table-cell table:style-name="Table1.B31" office:value-type="string">
            <text:p text:style-name="P34">Membro da organização (Out/1998 – Jul/2002)</text:p>
            <text:p text:style-name="P29">Administração e suporte em eventos</text:p>
            <text:p text:style-name="P29">Administração do servidor www.soujava.org.br. (Solaris)</text:p>
          </table:table-cell>
        </table:table-row>
        <table:table-row table:style-name="Table1.28">
          <table:table-cell table:style-name="Table1.A28" office:value-type="string">
            <text:p text:style-name="P8">São Paulo Perl Mongers</text:p>
            <text:p text:style-name="P1"><text:a xlink:type="simple" xlink:href="http://sao-paulo.pm.org/" text:style-name="Internet_20_link" text:visited-style-name="Visited_20_Internet_20_Link"><text:span text:style-name="T5">http://sao-paulo.pm.org/</text:span></text:a></text:p>
            <text:p text:style-name="P11">São Paulo, SP (<text:span text:style-name="T21">desde </text:span>Mai/2008)</text:p>
          </table:table-cell>
          <table:table-cell table:style-name="Table1.B31" office:value-type="string">
            <text:p text:style-name="P29">Líder do grupo <text:span text:style-name="T20">(</text:span>Mai/2011 –<text:span text:style-name="T20"> </text:span>Fev/2013<text:span text:style-name="T20">)</text:span></text:p>
            <text:p text:style-name="P14"><text:span text:style-name="T8">Projeto OpenData-BR</text:span><text:span text:style-name="T32"> (</text:span><text:a xlink:type="simple" xlink:href="http://www.opendatabr.org/" text:style-name="Internet_20_link" text:visited-style-name="Visited_20_Internet_20_Link"><text:span text:style-name="T32">www.opendatabr.org</text:span></text:a><text:span text:style-name="T32">)</text:span></text:p>
            <text:p text:style-name="P14"><text:span text:style-name="T8">Módulos no CPAN </text:span><text:span text:style-name="T32">(</text:span><text:a xlink:type="simple" xlink:href="http://search.cpan.org/~russoz/" text:style-name="Internet_20_link" text:visited-style-name="Visited_20_Internet_20_Link"><text:span text:style-name="T32">http://search.cpan.org/~russoz/</text:span></text:a><text:span text:style-name="T32">)</text:span></text:p>
          </table:table-cell>
        </table:table-row>
        <table:table-row table:style-name="Table1.29">
          <table:table-cell table:style-name="Table1.A31" office:value-type="string">
            <text:p text:style-name="P16"/>
          </table:table-cell>
          <table:table-cell table:style-name="Table1.B31" office:value-type="string">
            <text:p text:style-name="P40"/>
          </table:table-cell>
        </table:table-row>
        <text:soft-page-break/>
        <table:table-row table:style-name="Table1.1">
          <table:table-cell table:style-name="Table1.A30" office:value-type="string">
            <text:p text:style-name="P3">Certificações</text:p>
          </table:table-cell>
          <table:table-cell table:style-name="Table1.B34" office:value-type="string">
            <text:p text:style-name="P27">IBM Certified System Administrator – WAS ND 6.0</text:p>
            <text:p text:style-name="P35">Obtida em 29 de novembro de 2005</text:p>
            <text:p text:style-name="P27"/>
            <text:p text:style-name="P27">Application Dev. with IBM WebSphere Studio, V5.0</text:p>
            <text:p text:style-name="P35">Obtida em 18 de Março de 2004</text:p>
            <text:p text:style-name="P35"/>
            <text:p text:style-name="P27">Sun Certified Web Component Dev. for J2EE 1.3</text:p>
            <text:p text:style-name="P35">Obtida em 19 de Março de 2004</text:p>
            <text:p text:style-name="P35"/>
            <text:p text:style-name="P27">Sun Certified Java Programmer for Java 1.4</text:p>
            <text:p text:style-name="P35">Obtida em 31 de Julho de 2003</text:p>
            <text:p text:style-name="P35"/>
            <text:p text:style-name="P27">Linux Professional Institute Certification Level 2</text:p>
            <text:p text:style-name="P35">Obtida em 30 de Junho de 2003</text:p>
            <text:p text:style-name="P35"/>
            <text:p text:style-name="P36">Linux Professional Institute Certification Level 1</text:p>
            <text:p text:style-name="P35">Obtida em 23 de Outubro de 2002</text:p>
          </table:table-cell>
        </table:table-row>
        <table:table-row table:style-name="Table1.31">
          <table:table-cell table:style-name="Table1.A31" office:value-type="string">
            <text:p text:style-name="P4"/>
          </table:table-cell>
          <table:table-cell table:style-name="Table1.B31" office:value-type="string">
            <text:p text:style-name="P27"/>
          </table:table-cell>
        </table:table-row>
        <table:table-row table:style-name="Table1.1">
          <table:table-cell table:style-name="Table1.A7" office:value-type="string">
            <text:p text:style-name="P3">Formação Acadêmica</text:p>
          </table:table-cell>
          <table:table-cell table:style-name="Table1.B34" office:value-type="string">
            <text:p text:style-name="P27"/>
          </table:table-cell>
        </table:table-row>
        <table:table-row table:style-name="Table1.33">
          <table:table-cell table:style-name="Table1.A34" office:value-type="string">
            <text:p text:style-name="P7">Superior Completo<text:span text:style-name="T16"> (2009)</text:span></text:p>
          </table:table-cell>
          <table:table-cell table:style-name="Table1.B34" office:value-type="string">
            <text:p text:style-name="P27">Gestão de Negócios na Pequena e Média Empresa</text:p>
            <text:p text:style-name="P35">Universidade Anhembi-Morumbi, São Paulo, SP</text:p>
          </table:table-cell>
        </table:table-row>
        <table:table-row table:style-name="Table1.34">
          <table:table-cell table:style-name="Table1.A34" office:value-type="string">
            <text:p text:style-name="P7">Superior Incompleto</text:p>
          </table:table-cell>
          <table:table-cell table:style-name="Table1.B34" office:value-type="string">
            <text:p text:style-name="P23">Ciência da Computação</text:p>
            <text:p text:style-name="P35">Instituto de Matemática e Estatística da USP, São Paulo, SP</text:p>
          </table:table-cell>
        </table:table-row>
        <table:table-row table:style-name="Table1.35">
          <table:table-cell table:style-name="Table1.A35" office:value-type="string">
            <text:p text:style-name="P7">2<text:span text:style-name="T9">o.</text:span> grau <text:span text:style-name="T16">(1992)</text:span></text:p>
          </table:table-cell>
          <table:table-cell table:style-name="Table1.B35" office:value-type="string">
            <text:p text:style-name="P25">Colégio Marista de Brasília, Brasília, DF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ios1" svg:font-family="Alfios"/>
    <style:font-face style:name="Helvetica" svg:font-family="Helvetica, FreeSans, 'Liberation Sans', Helmet, Arial, sans-serif"/>
    <style:font-face style:name="StarSymbol" svg:font-family="StarSymbol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rial Black" svg:font-family="'Arial Black'" style:font-pitch="variable"/>
    <style:font-face style:name="Atavyros" svg:font-family="Atavyros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top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Última versão disponível em: </text:span><text:a xlink:type="simple" xlink:href="https://github.com/russoz/CV" text:style-name="Internet_20_link" text:visited-style-name="Visited_20_Internet_20_Link"><text:span text:style-name="MT1">https://github.com/russoz/CV</text:span></text:a><text:span text:style-name="MT1"><text:tab/>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Alexei Znamensky</meta:initial-creator>
    <meta:creation-date>2008-11-28T20:23:56</meta:creation-date>
    <dc:date>2016-09-19T00:11:19.781533452</dc:date>
    <meta:editing-cycles>93</meta:editing-cycles>
    <meta:editing-duration>P10DT21H16M2S</meta:editing-duration>
    <meta:document-statistic meta:table-count="1" meta:image-count="0" meta:object-count="0" meta:page-count="3" meta:paragraph-count="128" meta:word-count="741" meta:character-count="5308" meta:non-whitespace-character-count="4680"/>
    <meta:user-defined meta:name="Info 1"/>
    <meta:user-defined meta:name="Info 2"/>
    <meta:user-defined meta:name="Info 3"/>
    <meta:user-defined meta:name="Info 4"/>
  </office:meta>
</office:document-meta>
</file>